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style:text-underline-style="solid" style:text-underline-width="auto" style:text-underline-color="font-color" officeooo:rsid="00162879" officeooo:paragraph-rsid="00162879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style:text-underline-style="none" officeooo:rsid="00162879" officeooo:paragraph-rsid="00162879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style:text-underline-style="none" officeooo:rsid="0017fdd2" officeooo:paragraph-rsid="0017fdd2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style:text-underline-style="none" officeooo:rsid="001a2de0" officeooo:paragraph-rsid="0023424d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style:text-underline-style="none" officeooo:rsid="001a2de0" officeooo:paragraph-rsid="00264442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162879"/>
    </style:style>
    <style:style style:name="T1" style:family="text">
      <style:text-properties fo:font-size="18pt" fo:language="en" fo:country="US" style:text-underline-style="solid" style:text-underline-width="auto" style:text-underline-color="font-color" officeooo:rsid="00162879" style:font-size-asian="18pt" style:font-size-complex="18pt"/>
    </style:style>
    <style:style style:name="T2" style:family="text">
      <style:text-properties fo:font-size="18pt" fo:language="en" fo:country="US" style:text-underline-style="solid" style:text-underline-width="auto" style:text-underline-color="font-color" officeooo:rsid="001f81c2" style:font-size-asian="18pt" style:font-size-complex="18pt"/>
    </style:style>
    <style:style style:name="T3" style:family="text">
      <style:text-properties fo:font-size="18pt" fo:language="en" fo:country="US" style:text-underline-style="solid" style:text-underline-width="auto" style:text-underline-color="font-color" officeooo:rsid="0022376a" style:font-size-asian="18pt" style:font-size-complex="18pt"/>
    </style:style>
    <style:style style:name="T4" style:family="text">
      <style:text-properties officeooo:rsid="0017fdd2"/>
    </style:style>
    <style:style style:name="T5" style:family="text">
      <style:text-properties officeooo:rsid="001a2de0"/>
    </style:style>
    <style:style style:name="T6" style:family="text">
      <style:text-properties officeooo:rsid="001bba99"/>
    </style:style>
    <style:style style:name="T7" style:family="text">
      <style:text-properties officeooo:rsid="001c396e"/>
    </style:style>
    <style:style style:name="T8" style:family="text">
      <style:text-properties officeooo:rsid="001dca19"/>
    </style:style>
    <style:style style:name="T9" style:family="text">
      <style:text-properties officeooo:rsid="001ec0a6"/>
    </style:style>
    <style:style style:name="T10" style:family="text">
      <style:text-properties fo:font-weight="bold" officeooo:rsid="001ec0a6" style:font-weight-asian="bold" style:font-weight-complex="bold"/>
    </style:style>
    <style:style style:name="T11" style:family="text">
      <style:text-properties fo:font-weight="bold" officeooo:rsid="0025c2b7" style:font-weight-asian="bold" style:font-name-complex="Liberation Serif1" style:font-weight-complex="bold"/>
    </style:style>
    <style:style style:name="T12" style:family="text">
      <style:text-properties fo:font-weight="normal" officeooo:rsid="001ec0a6" style:font-weight-asian="normal" style:font-weight-complex="normal"/>
    </style:style>
    <style:style style:name="T13" style:family="text">
      <style:text-properties fo:font-weight="normal" officeooo:rsid="001ed9df" style:font-weight-asian="normal" style:font-weight-complex="normal"/>
    </style:style>
    <style:style style:name="T14" style:family="text">
      <style:text-properties fo:font-weight="normal" officeooo:rsid="001fec04" style:font-weight-asian="normal" style:font-weight-complex="normal"/>
    </style:style>
    <style:style style:name="T15" style:family="text">
      <style:text-properties fo:font-weight="normal" officeooo:rsid="0020b8c0" style:font-weight-asian="normal" style:font-weight-complex="normal"/>
    </style:style>
    <style:style style:name="T16" style:family="text">
      <style:text-properties fo:font-weight="normal" officeooo:rsid="00288a9d" style:font-weight-asian="normal" style:font-weight-complex="normal"/>
    </style:style>
    <style:style style:name="T17" style:family="text">
      <style:text-properties officeooo:rsid="001ed9df"/>
    </style:style>
    <style:style style:name="T18" style:family="text">
      <style:text-properties officeooo:rsid="001f81c2"/>
    </style:style>
    <style:style style:name="T19" style:family="text">
      <style:text-properties officeooo:rsid="001fec04"/>
    </style:style>
    <style:style style:name="T20" style:family="text">
      <style:text-properties officeooo:rsid="0020b8c0"/>
    </style:style>
    <style:style style:name="T21" style:family="text">
      <style:text-properties officeooo:rsid="0022376a"/>
    </style:style>
    <style:style style:name="T22" style:family="text">
      <style:text-properties officeooo:rsid="0025c2b7"/>
    </style:style>
    <style:style style:name="T23" style:family="text">
      <style:text-properties officeooo:rsid="00264442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Cart</text:span><text:span text:style-name="T3">e</text:span><text:span text:style-name="T2">sian </text:span><text:span text:style-name="T3">P</text:span><text:span text:style-name="T2">roduct</text:span><text:span text:style-name="T1"> of a finite Sets with them Selfs</text:span></text:p>
      <text:p text:style-name="P1"/>
      <text:p text:style-name="P2">Lets a<text:span text:style-name="T18">s</text:span>sume S is a set of Cardinality 2. Further label the two Elements of the Set <text:span text:style-name="T19">(</text:span>a<text:span text:style-name="T19">)</text:span> <text:span text:style-name="T19">and</text:span> <text:span text:style-name="T19">(</text:span>b<text:span text:style-name="T19">)</text:span>. <text:span text:style-name="T18">Multiply</text:span><text:span text:style-name="T4"> that Set </text:span><text:span text:style-name="T18">n-times with it self (Cart</text:span><text:span text:style-name="T21">e</text:span><text:span text:style-name="T18">sian </text:span><text:span text:style-name="T21">P</text:span><text:span text:style-name="T18">roduct). </text:span><text:span text:style-name="T23">Let’s say t</text:span><text:span text:style-name="T18">hat is equal to raise that Set S </text:span><text:span text:style-name="T4">by a Power of n. </text:span><text:span text:style-name="T18">W</text:span><text:span text:style-name="T4">e get Set T where each Member of T is made of a Tupl</text:span><text:span text:style-name="T20">es</text:span><text:span text:style-name="T4"> of length n and each Tupl</text:span><text:span text:style-name="T20">es</text:span><text:span text:style-name="T4"> consists only of ‘</text:span><text:span text:style-name="T18">a’ </text:span><text:span text:style-name="T4">and/or ‘b’ Entr</text:span><text:span text:style-name="T5">ie</text:span><text:span text:style-name="T4">s. </text:span><text:span text:style-name="T5">T has 2^n Tupl</text:span><text:span text:style-name="T20">e</text:span><text:span text:style-name="T5">s. All Variations possible are in that Set.</text:span></text:p>
      <text:p text:style-name="P2"/>
      <text:p text:style-name="P3"><draw:frame draw:style-name="fr2" draw:name="Objekt1" text:anchor-type="as-char" svg:y="-0.855cm" svg:width="4.725cm" svg:height="1.00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kt2" text:anchor-type="as-char" svg:y="-0.437cm" svg:width="3.293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><text:span text:style-name="T22">I</text:span>t gets interesting when u replace a and b with ciphers (0 and 1). <text:span text:style-name="T7">If so each Tupl</text:span><text:span text:style-name="T20">e</text:span><text:span text:style-name="T7"> can be interpreted as a </text:span><text:span text:style-name="T19">(binary) </text:span><text:span text:style-name="T7">Number. For ease of imagination let’s say </text:span><text:span text:style-name="T21">the Tuple </text:span><text:span text:style-name="T7">(1;0;0;1….) corresponds with the Number 1001…. </text:span><text:span text:style-name="T8">So we can pair every n-digit(or less) binary and natural Number with one Tupl</text:span><text:span text:style-name="T20">e</text:span><text:span text:style-name="T8"> in T</text:span><text:span text:style-name="T21">(n)</text:span><text:span text:style-name="T8">. When we make a shift Operation to every and each Tupl</text:span><text:span text:style-name="T20">e</text:span><text:span text:style-name="T8"> by shifting </text:span><text:span text:style-name="T21">(</text:span><text:span text:style-name="T20">n </text:span><text:span text:style-name="T21">minus </text:span><text:span text:style-name="T8">m</text:span><text:span text:style-name="T21">)</text:span><text:span text:style-name="T8"> digits - coming from the left – behind </text:span><text:span text:style-name="T9">the hole Number demarcation sign (the point). If m is equal to 1 all digits are behind the Point. Except the first. This way we can interpret each Tupl</text:span><text:span text:style-name="T20">e</text:span><text:span text:style-name="T9"> as a Number between 0 and </text:span><text:span text:style-name="T22">2</text:span><text:span text:style-name="T9">. If we make n bigger the Interval where the Numbers lay don’t change. </text:span><text:span text:style-name="T19">Because the Tupl</text:span><text:span text:style-name="T20">e</text:span><text:span text:style-name="T19">s grow from the Right. </text:span><text:span text:style-name="T9">Instead we capture more Numbers between 0 and 2. </text:span><text:span text:style-name="T17">Of course m is still equal with 1 </text:span><text:span text:style-name="T19">and operating</text:span><text:span text:style-name="T17">.</text:span><text:span text:style-name="T9"> </text:span>Then <text:span text:style-name="T20">we </text:span>consider n equal to <text:span text:style-name="T6">|ℕ| </text:span><text:span text:style-name="T22">(=</text:span><text:span text:style-name="T11">א)</text:span><text:span text:style-name="T6">. </text:span><text:span text:style-name="T9">Now we have </text:span><text:span text:style-name="T10">all </text:span><text:span text:style-name="T12">Numbers between 0 and 2. </text:span><text:span text:style-name="T13">That Means |ℝ| = |T| = 2^|</text:span><text:span text:style-name="T11">א</text:span><text:span text:style-name="T13">|. As we </text:span><text:span text:style-name="T15">kn</text:span><text:span text:style-name="T13">ow the 2 is there because our Set S has t</text:span><text:span text:style-name="T14">w</text:span><text:span text:style-name="T13">o Elements. But of course that is not a must. We got no obligation to bind this to binary number encoding. As u may see this means |ℝ| = b^|</text:span><text:span text:style-name="T11">א</text:span><text:span text:style-name="T13">| where b is an arbitrary Natural Number larger then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22:27:05.752913113</meta:creation-date>
    <dc:date>2021-09-01T21:13:10.727377442</dc:date>
    <meta:editing-duration>PT4H2M8S</meta:editing-duration>
    <meta:editing-cycles>6</meta:editing-cycles>
    <meta:generator>LibreOffice/6.4.7.2$Linux_X86_64 LibreOffice_project/40$Build-2</meta:generator>
    <meta:document-statistic meta:table-count="0" meta:image-count="0" meta:object-count="2" meta:page-count="1" meta:paragraph-count="4" meta:word-count="320" meta:character-count="1616" meta:non-whitespace-character-count="1298"/>
  </office:meta>
</office:document-meta>
</file>

<file path=Object 1/content.xml><?xml version="1.0" encoding="utf-8"?>
<math xmlns="http://www.w3.org/1998/Math/MathML" display="block">
  <semantics>
    <mrow>
      <mrow>
        <mover>
          <mover>
            <mrow>
              <mo fence="true" stretchy="false">(</mo>
              <mrow>
                <mrow>
                  <mi>a</mi>
                  <mi>;</mi>
                  <mi>a</mi>
                  <mi>;</mi>
                  <mi>b</mi>
                  <mi>;</mi>
                  <mi>a</mi>
                  <mo stretchy="false">…</mo>
                </mrow>
              </mrow>
              <mo fence="true" stretchy="false">)</mo>
            </mrow>
            <mo stretchy="true">⏞</mo>
          </mover>
          <mrow>
            <mi mathvariant="italic">Tupel</mi>
            <mi mathvariant="italic">with</mi>
            <mi>n</mi>
            <mi mathvariant="italic">Entries</mi>
          </mrow>
        </mover>
        <mo stretchy="false">∈</mo>
        <mo stretchy="false">{</mo>
      </mrow>
      <mi>a</mi>
      <mi>,</mi>
      <mi>b</mi>
      <mrow>
        <msup>
          <mo stretchy="false">}</mo>
          <mi>n</mi>
        </msup>
        <mo stretchy="false">=</mo>
        <msub>
          <mi>T</mi>
          <mi>n</mi>
        </msub>
      </mrow>
    </mrow>
    <annotation encoding="StarMath 5.0">{{ (a;a;b;a dotslow) } overbrace {Tupel with n Entries}} in \{a,b\}^n = T_{n}

</annotation>
  </semantics>
</math>
</file>

<file path=Object 2/content.xml><?xml version="1.0" encoding="utf-8"?>
<math xmlns="http://www.w3.org/1998/Math/MathML" display="block">
  <semantics>
    <mrow>
      <mrow>
        <mo fence="true" stretchy="false">|</mo>
        <mrow>
          <msub>
            <mi>T</mi>
            <mi>n</mi>
          </msub>
        </mrow>
        <mo fence="true" stretchy="false">|</mo>
      </mrow>
      <mo stretchy="false">=</mo>
      <mrow>
        <mo fence="true" stretchy="false">|</mo>
        <mrow>
          <mrow>
            <mo stretchy="false">{</mo>
            <mi>a</mi>
            <mi>,</mi>
            <mi>b</mi>
            <msup>
              <mo stretchy="false">}</mo>
              <mi>n</mi>
            </msup>
          </mrow>
        </mrow>
        <mo fence="true" stretchy="false">|</mo>
      </mrow>
      <mo stretchy="false">=</mo>
      <mrow>
        <mo fence="true" stretchy="false">|</mo>
        <mrow>
          <mi>S</mi>
        </mrow>
        <mo fence="true" stretchy="false">|</mo>
      </mrow>
    </mrow>
    <annotation encoding="StarMath 5.0">lline T_{n} rline = lline \{a,b\}^{n} rline = lline S rline </annotation>
  </semantics>
</math>
</file>